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Microsoft Yi Baiti" svg:font-family="'Microsoft Yi Bait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8.182cm" fo:margin-left="0cm" fo:margin-top="0cm" fo:margin-bottom="0cm" table:align="left" style:writing-mode="lr-tb"/>
    </style:style>
    <style:style style:name="Таблица1.A" style:family="table-column">
      <style:table-column-properties style:column-width="3.692cm"/>
    </style:style>
    <style:style style:name="Таблица1.B" style:family="table-column">
      <style:table-column-properties style:column-width="2.051cm"/>
    </style:style>
    <style:style style:name="Таблица1.C" style:family="table-column">
      <style:table-column-properties style:column-width="8.001cm"/>
    </style:style>
    <style:style style:name="Таблица1.D" style:family="table-column">
      <style:table-column-properties style:column-width="4.438cm"/>
    </style:style>
    <style:style style:name="Таблица1.1" style:family="table-row">
      <style:table-row-properties style:min-row-height="1.374cm"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1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7.784cm" fo:margin-left="0cm" fo:margin-top="0cm" fo:margin-bottom="0cm" table:align="left" style:writing-mode="lr-tb"/>
    </style:style>
    <style:style style:name="Таблица2.A" style:family="table-column">
      <style:table-column-properties style:column-width="6.228cm"/>
    </style:style>
    <style:style style:name="Таблица2.B" style:family="table-column">
      <style:table-column-properties style:column-width="5.281cm"/>
    </style:style>
    <style:style style:name="Таблица2.C" style:family="table-column">
      <style:table-column-properties style:column-width="6.27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1"/>
    </style:style>
    <style:style style:name="Таблица3" style:family="table">
      <style:table-properties style:width="17.784cm" fo:margin-left="0cm" fo:margin-top="0cm" fo:margin-bottom="0cm" table:align="left" style:writing-mode="lr-tb"/>
    </style:style>
    <style:style style:name="Таблица3.A" style:family="table-column">
      <style:table-column-properties style:column-width="3.556cm"/>
    </style:style>
    <style:style style:name="Таблица3.B" style:family="table-column">
      <style:table-column-properties style:column-width="1.859cm"/>
    </style:style>
    <style:style style:name="Таблица3.C" style:family="table-column">
      <style:table-column-properties style:column-width="2.919cm"/>
    </style:style>
    <style:style style:name="Таблица3.D" style:family="table-column">
      <style:table-column-properties style:column-width="4.842cm"/>
    </style:style>
    <style:style style:name="Таблица3.E" style:family="table-column">
      <style:table-column-properties style:column-width="4.60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1"/>
    </style:style>
    <style:style style:name="Таблица4" style:family="table">
      <style:table-properties style:width="18.244cm" fo:margin-left="0cm" fo:margin-top="0cm" fo:margin-bottom="0cm" table:align="left" style:writing-mode="lr-tb"/>
    </style:style>
    <style:style style:name="Таблица4.A" style:family="table-column">
      <style:table-column-properties style:column-width="1.764cm"/>
    </style:style>
    <style:style style:name="Таблица4.B" style:family="table-column">
      <style:table-column-properties style:column-width="8.479cm"/>
    </style:style>
    <style:style style:name="Таблица4.C" style:family="table-column">
      <style:table-column-properties style:column-width="8.00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1"/>
    </style:style>
    <style:style style:name="Таблица4.B1" style:family="table-cell">
      <style:table-cell-properties style:vertical-align="middle" fo:padding-left="0.199cm" fo:padding-right="0.191cm" fo:padding-top="0cm" fo:padding-bottom="0cm" fo:border="0.5pt solid #000001"/>
    </style:style>
    <style:style style:name="Таблица5" style:family="table">
      <style:table-properties style:width="17.784cm" fo:margin-left="0cm" fo:margin-top="0cm" fo:margin-bottom="0cm" table:align="left" style:writing-mode="lr-tb"/>
    </style:style>
    <style:style style:name="Таблица5.A" style:family="table-column">
      <style:table-column-properties style:column-width="5.916cm"/>
    </style:style>
    <style:style style:name="Таблица5.B" style:family="table-column">
      <style:table-column-properties style:column-width="5.918cm"/>
    </style:style>
    <style:style style:name="Таблица5.C" style:family="table-column">
      <style:table-column-properties style:column-width="5.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-left="0.199cm" fo:padding-right="0.191cm" fo:padding-top="0cm" fo:padding-bottom="0cm" fo:border="0.5pt solid #000000"/>
    </style:style>
    <style:style style:name="Таблица5.2" style:family="table-row">
      <style:table-row-properties style:min-row-height="0.81cm" fo:keep-together="auto"/>
    </style:style>
    <style:style style:name="Таблица5.A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Таблица5.B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size="16pt" style:font-size-asian="16pt" style:font-size-complex="16pt" style:font-weight-complex="bold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margin-top="0.212cm" fo:margin-bottom="0.423cm" loext:contextual-spacing="false"/>
    </style:style>
    <style:style style:name="P16" style:family="paragraph" style:parent-style-name="Standard">
      <style:paragraph-properties fo:margin-top="0.212cm" fo:margin-bottom="0.423cm" loext:contextual-spacing="false" fo:text-align="center" style:justify-single-word="false"/>
    </style:style>
    <style:style style:name="P17" style:family="paragraph" style:parent-style-name="Standard">
      <style:paragraph-properties fo:margin-top="0.635cm" fo:margin-bottom="0.423cm" loext:contextual-spacing="false"/>
    </style:style>
    <style:style style:name="P18" style:family="paragraph" style:parent-style-name="Times14_5f_РИО2">
      <style:paragraph-properties fo:line-height="115%"/>
      <style:text-properties style:font-name="Calibri" fo:font-size="11pt" fo:language="en" fo:country="US" style:font-name-asian="Microsoft Yi Baiti" style:font-size-asian="11pt" style:font-size-complex="11pt" style:font-weight-complex="bold"/>
    </style:style>
    <style:style style:name="P19" style:family="paragraph" style:parent-style-name="Times14_5f_РИО2">
      <style:paragraph-properties fo:line-height="115%"/>
      <style:text-properties style:font-name="Consolas" fo:font-size="11pt" style:font-name-asian="Microsoft Yi Baiti" style:font-size-asian="11pt" style:font-size-complex="11pt" style:font-weight-complex="bold"/>
    </style:style>
    <style:style style:name="P20" style:family="paragraph" style:parent-style-name="Times14_5f_РИО2">
      <style:paragraph-properties fo:margin-left="0cm" fo:margin-right="0cm" fo:line-height="150%" fo:text-indent="0cm" style:auto-text-indent="false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2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</style:style>
    <style:style style:name="P23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language="en" fo:country="US" style:font-size-complex="14pt" style:font-weight-complex="bold"/>
    </style:style>
    <style:style style:name="P24" style:family="paragraph" style:parent-style-name="Times14_5f_РИО2">
      <style:paragraph-properties fo:margin-left="0cm" fo:margin-right="0cm" fo:line-height="150%" fo:text-align="start" style:justify-single-word="false" fo:text-indent="0cm" style:auto-text-indent="false" fo:break-before="page"/>
      <style:text-properties fo:font-size="16pt" style:font-size-asian="16pt" style:font-size-complex="16pt" style:font-weight-complex="bold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667fa" officeooo:paragraph-rsid="001667fa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font-size-asian="14pt" style:font-size-complex="14pt" style:font-weight-complex="bold"/>
    </style:style>
    <style:style style:name="P32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officeooo:rsid="001667fa" officeooo:paragraph-rsid="001667fa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officeooo:rsid="001667fa" officeooo:paragraph-rsid="001667fa" style:font-size-asian="12.25pt" style:font-size-complex="14pt"/>
    </style:style>
    <style:style style:name="P39" style:family="paragraph" style:parent-style-name="Standard">
      <style:paragraph-properties fo:text-align="center" style:justify-single-word="false"/>
      <style:text-properties officeooo:paragraph-rsid="001667fa"/>
    </style:style>
    <style:style style:name="P40" style:family="paragraph" style:parent-style-name="Standard" style:list-style-name="L1">
      <style:paragraph-properties fo:text-align="center" style:justify-single-word="false"/>
      <style:text-properties officeooo:paragraph-rsid="001667fa"/>
    </style:style>
    <style:style style:name="P41" style:family="paragraph" style:parent-style-name="Standard">
      <style:paragraph-properties fo:text-align="center" style:justify-single-word="false"/>
      <style:text-properties officeooo:rsid="001667fa" officeooo:paragraph-rsid="001667fa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43" style:family="paragraph" style:parent-style-name="Standard">
      <style:paragraph-properties fo:margin-top="0.212cm" fo:margin-bottom="0.423cm" loext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212cm" fo:margin-bottom="0.423cm" loext:contextual-spacing="false"/>
      <style:text-properties fo:font-size="14pt" style:font-size-asian="14pt" style:font-size-complex="14pt" style:font-weight-complex="bold"/>
    </style:style>
    <style:style style:name="P45" style:family="paragraph" style:parent-style-name="Standard">
      <style:paragraph-properties fo:margin-top="0.212cm" fo:margin-bottom="0.423cm" loext:contextual-spacing="false" fo:text-align="center" style:justify-single-word="false"/>
      <style:text-properties fo:font-size="14pt" style:font-size-asian="14pt" style:font-size-complex="14pt" style:font-weight-complex="bold"/>
    </style:style>
    <style:style style:name="P46" style:family="paragraph" style:parent-style-name="Standard">
      <style:paragraph-properties fo:margin-top="0.212cm" fo:margin-bottom="0.423cm" loext:contextual-spacing="false" fo:text-align="center" style:justify-single-word="false"/>
      <style:text-properties fo:font-size="14pt" fo:language="en" fo:country="US" style:font-size-asian="14pt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fo:font-size="14pt" officeooo:paragraph-rsid="001667fa" style:font-size-asian="14pt" style:font-size-complex="14pt" style:font-weight-complex="bold"/>
    </style:style>
    <style:style style:name="P48" style:family="paragraph" style:parent-style-name="Times14_5f_РИО2">
      <style:paragraph-properties fo:margin-left="0cm" fo:margin-right="0cm" fo:line-height="150%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9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Times14_5f_РИО2">
      <style:paragraph-properties fo:margin-left="0cm" fo:margin-right="0cm" fo:line-height="150%" fo:text-indent="0cm" style:auto-text-indent="false"/>
      <style:text-properties fo:font-size="16pt" fo:font-weight="bold" officeooo:paragraph-rsid="001667fa" style:font-size-asian="16pt" style:font-weight-asian="bold" style:font-size-complex="16pt" style:font-weight-complex="bold"/>
    </style:style>
    <style:style style:name="P51" style:family="paragraph" style:parent-style-name="Times14_5f_РИО2">
      <style:paragraph-properties fo:margin-left="0cm" fo:margin-right="0cm" fo:line-height="115%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2" style:family="paragraph" style:parent-style-name="Times14_5f_РИО2">
      <style:paragraph-properties fo:margin-left="0cm" fo:margin-right="0cm" fo:line-height="150%" fo:text-indent="0cm" style:auto-text-indent="false"/>
      <style:text-properties style:font-size-complex="14pt" style:font-weight-complex="bold"/>
    </style:style>
    <style:style style:name="P5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size-complex="14pt" style:font-weight-complex="bold"/>
    </style:style>
    <style:style style:name="P54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style:font-size-complex="14pt" style:font-weight-complex="bold"/>
    </style:style>
    <style:style style:name="P55" style:family="paragraph" style:parent-style-name="Times14_5f_РИО2">
      <style:paragraph-properties fo:margin-left="0cm" fo:margin-right="0cm" fo:line-height="150%" fo:text-indent="0cm" style:auto-text-indent="false"/>
      <style:text-properties fo:language="en" fo:country="US" style:font-size-complex="14pt" style:font-weight-complex="bold"/>
    </style:style>
    <style:style style:name="P5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language="en" fo:country="US" style:font-size-complex="14pt" style:font-weight-complex="bold"/>
    </style:style>
    <style:style style:name="P57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language="en" fo:country="US" style:font-size-complex="14pt" style:font-weight-complex="bold"/>
    </style:style>
    <style:style style:name="P58" style:family="paragraph" style:parent-style-name="Times14_5f_РИО2">
      <style:paragraph-properties fo:margin-left="0cm" fo:margin-right="0cm" fo:margin-top="0.423cm" fo:margin-bottom="0cm" loext:contextual-spacing="false" fo:line-height="150%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9" style:family="paragraph" style:parent-style-name="Times14_5f_РИО2" style:list-style-name="L2">
      <style:paragraph-properties fo:line-height="115%" fo:text-align="start" style:justify-single-word="false"/>
    </style:style>
    <style:style style:name="P60" style:family="paragraph" style:parent-style-name="Times14_5f_РИО2" style:list-style-name="L3">
      <style:paragraph-properties fo:line-height="115%" fo:text-align="start" style:justify-single-word="false"/>
    </style:style>
    <style:style style:name="P61" style:family="paragraph" style:parent-style-name="Times14_5f_РИО2">
      <style:paragraph-properties fo:line-height="115%"/>
      <style:text-properties style:font-name="Consolas" fo:font-size="11pt" fo:language="en" fo:country="US" style:font-name-asian="Microsoft Yi Baiti" style:font-size-asian="11pt" style:font-size-complex="11pt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14ad02" style:font-size-asian="14pt" style:font-size-complex="14pt" style:font-weight-complex="bold"/>
    </style:style>
    <style:style style:name="T5" style:family="text">
      <style:text-properties fo:font-size="14pt" officeooo:rsid="001667fa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 style:font-weight-complex="bold"/>
    </style:style>
    <style:style style:name="T8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weight-complex="bold"/>
    </style:style>
    <style:style style:name="T9" style:family="text">
      <style:text-properties fo:font-size="14pt" fo:language="en" fo:country="US" fo:font-style="italic" style:font-size-asian="14pt" style:font-style-asian="italic" style:font-size-complex="14pt" style:font-weight-complex="bold"/>
    </style:style>
    <style:style style:name="T10" style:family="text">
      <style:text-properties fo:font-size="14pt" fo:font-style="italic" style:font-size-asian="14pt" style:font-style-asian="italic" style:font-size-complex="14pt" style:font-weight-complex="bold"/>
    </style:style>
    <style:style style:name="T11" style:family="text">
      <style:text-properties style:font-size-complex="14pt" style:font-weight-complex="bold"/>
    </style:style>
    <style:style style:name="T12" style:family="text">
      <style:text-properties officeooo:rsid="0015e4d8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font-size="16pt" fo:language="en" fo:country="US" fo:font-weight="bold" officeooo:rsid="0014ad02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 style:font-weight-complex="bold"/>
    </style:style>
    <style:style style:name="T18" style:family="text">
      <style:text-properties fo:language="en" fo:country="US" fo:font-style="italic" style:font-style-asian="italic" style:font-size-complex="14pt" style:font-weight-complex="bold"/>
    </style:style>
    <style:style style:name="T19" style:family="text">
      <style:text-properties fo:language="en" fo:country="US" style:font-size-complex="14pt" style:font-weight-complex="bold"/>
    </style:style>
    <style:style style:name="T20" style:family="text">
      <style:text-properties fo:font-style="italic" style:font-style-asian="italic" style:font-size-complex="14pt" style:font-weight-complex="bold"/>
    </style:style>
    <style:style style:name="T21" style:family="text">
      <style:text-properties officeooo:rsid="001667fa"/>
    </style:style>
    <style:style style:name="T2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0000" fo:font-size="16pt" fo:language="en" fo:country="US" fo:font-weight="bold" officeooo:rsid="0014ad02" style:font-size-asian="16pt" style:font-weight-asian="bold" style:font-size-complex="16pt" style:font-weight-complex="bold"/>
    </style:style>
    <style:style style:name="T25" style:family="text">
      <style:text-properties officeooo:rsid="0016c0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27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21"><text:span text:style-name="Book_20_Title"><text:span text:style-name="T1">отчет</text:span></text:span></text:p>
      <text:p text:style-name="P27">по лабораторной работе №4</text:p>
      <text:p text:style-name="P27">по дисциплине «Алгоритмы и структуры данных»</text:p>
      <text:p text:style-name="P27">Тема: «Стеки и очереди»</text:p>
      <text:p text:style-name="P11"><text:span text:style-name="Book_20_Title"/></text:p>
      <text:p text:style-name="P6"/>
      <text:p text:style-name="P6"/>
      <text:p text:style-name="P6"/>
      <text:p text:style-name="P6"/>
      <text:p text:style-name="P5"/>
      <text:p text:style-name="P3"><text:span text:style-name="T3">Студент</text:span><text:span text:style-name="T4">ка</text:span><text:span text:style-name="T3"> гр. 7382 <text:s text:c="14"/><text:tab/><text:tab/><text:tab/><text:tab/><text:tab/><text:tab/>Лящевская А. П.</text:span></text:p>
      <text:p text:style-name="P32">Преподаватель <text:tab/><text:tab/><text:tab/><text:tab/><text:tab/><text:tab/><text:tab/><text:tab/>Фирсов М. А.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>Санкт-Петербург</text:p>
      <text:p text:style-name="P8">2018</text:p>
      <text:p text:style-name="P7"/>
      <text:p text:style-name="P14"/>
      <text:p text:style-name="P49">Задание.</text:p>
      <text:p text:style-name="P28">Вариант 7 - Д.</text:p>
      <text:p text:style-name="P42">Рассматриваются бинарные деревья с элементами типа char. Заданы перечисления узлов некоторого дерева b в порядке КЛП и ЛКП. Требуется: </text:p>
      <text:p text:style-name="P42">а) восстановить дерево b и вывести его изображение;</text:p>
      <text:p text:style-name="P42">б) перечислить узлы дерева b в порядке ЛПК.</text:p>
      <text:p text:style-name="P42"/>
      <text:p text:style-name="P48">Пояснение задания.</text:p>
      <text:p text:style-name="P52"><text:tab/>На вход программе подаётся файл с последовательности КЛП и ЛКП. Требуется: восстановить дерево, сначала в бинарном виде, для вывода последовательности ЛПК, а затем в виде обычного дерева(леса), и вывести его изображение на консоль. Для наглядности в процессе выполнения алгоритма восстановления бинарного дерева на консоль также выводится текущее состояние обработки исходных данных, а так же пояснения к самой обработке.</text:p>
      <text:p text:style-name="P52"><text:s/></text:p>
      <text:p text:style-name="P49">Описание алгоритма.</text:p>
      <text:p text:style-name="P20"><text:span text:style-name="T11"><text:tab/>На вход программа </text:span><text:span text:style-name="T12">ожидает</text:span><text:span text:style-name="T11"> две последовательности: КЛП и ЛПК. Далее обе последовательности проходят проверку на пустоту, </text:span><text:span text:style-name="T12">равенства</text:span><text:span text:style-name="T11"> длин и наличие повторяющихся символов в каждой строке.</text:span></text:p>
      <text:p text:style-name="P20"><text:span text:style-name="T11"><text:tab/>Создается элемент класса </text:span><text:span text:style-name="T18">BTree</text:span><text:span text:style-name="T20"> </text:span><text:span text:style-name="T11">–</text:span><text:span text:style-name="T20"> </text:span><text:span text:style-name="T18">bTree</text:span><text:span text:style-name="T11">. Управление элементами класса будет производиться посредством методов самого класса, на вход которым будут подаваться только элементы для добавления в дерево. Это сделано для защиты остальных элементов от изменения, помимо добавления элементов, в процессе построения дерева.</text:span></text:p>
      <text:p text:style-name="P52"><text:tab/>Восстановление дерева выглядит следующим образом. Для каждой последовательности устанавливается свои итератор. И при каждом шаге обработки на консоль выводится информация о текущем состоянии (расположение итератора относительно соответствующей ему строке), а также комментарии к процессу. </text:p>
      <text:p text:style-name="P20"><text:soft-page-break/><text:span text:style-name="T11"><text:tab/>Первым делом, заходя в цикл </text:span><text:span text:style-name="T18">while</text:span><text:span text:style-name="T11"> записываем корень дерева. Он всегда находится в начале строки КЛП. Далее просматриваем КЛП, пока не встретим соответствующий следующему по очереди символу в строке ЛКП. Все, что встречается нам на пути записываем в левое поддерево с помощью методов класса </text:span><text:span text:style-name="T18">BTree</text:span><text:span text:style-name="T20"> </text:span><text:span text:style-name="T11">– </text:span><text:span text:style-name="T18">left</text:span><text:span text:style-name="T20"> </text:span><text:span text:style-name="T11">и </text:span><text:span text:style-name="T18">root</text:span><text:span text:style-name="T11">. <text:s/></text:span></text:p>
      <text:p text:style-name="P20"><text:span text:style-name="T11"><text:tab/>В следующей части алгоритма просматривается ЛПК, пока встречаются уже записанные вглубь символы в дерево, обходим их. При этом, алгоритм возвращает нас на этот элемент в дереве. Этот момент реализован при помощи методов </text:span><text:span text:style-name="T18">isPred</text:span><text:span text:style-name="T20">, </text:span><text:span text:style-name="T18">root</text:span><text:span text:style-name="T20"> </text:span><text:span text:style-name="T11">и </text:span><text:span text:style-name="T18">back</text:span><text:span text:style-name="T11">. </text:span></text:p>
      <text:p text:style-name="P52"><text:tab/>Теперь, то, что встретится дальше в КЛП, является правым корнем дерева. Записываем его, возвращаясь в начало цикла. И продолжаем заново проход по циклу. </text:p>
      <text:p text:style-name="P52"><text:tab/>Цикл заканчивается когда заканчиваются необработанные символы в последовательности КЛП.</text:p>
      <text:p text:style-name="P52"><text:tab/>Печатается бинарное дерево, преобразованное дерево(лес) и последовательность ЛПК. </text:p>
      <text:p text:style-name="P47"/>
      <text:p text:style-name="P50">Описание <text:span text:style-name="T21">структур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0">Название <text:s/>структуры</text:p>
          </table:table-cell>
          <table:table-cell table:style-name="Таблица5.B1" office:value-type="string">
            <text:p text:style-name="P39"><text:span text:style-name="T2">Объект</text:span></text:p>
          </table:table-cell>
          <table:table-cell table:style-name="Таблица5.B1" office:value-type="string">
            <text:p text:style-name="P39"><text:span text:style-name="T2">Описание</text:span></text:p>
          </table:table-cell>
        </table:table-row>
        <table:table-row table:style-name="Таблица5.2">
          <table:table-cell table:style-name="Таблица5.A1" table:number-rows-spanned="4" office:value-type="string">
            <text:p text:style-name="P38"/>
            <text:p text:style-name="P38"/>
            <text:p text:style-name="P38">typedef struct Node {}</text:p>
            <text:p text:style-name="P38">Node;</text:p>
          </table:table-cell>
          <table:table-cell table:style-name="Таблица5.B1" office:value-type="string">
            <text:p text:style-name="P41"><text:span text:style-name="T7">char root;</text:span></text:p>
          </table:table-cell>
          <table:table-cell table:style-name="Таблица5.B1" office:value-type="string">
            <text:p text:style-name="P41"><text:span text:style-name="T3">Корень элемента</text:span></text:p>
          </table:table-cell>
        </table:table-row>
        <table:table-row table:style-name="Таблица5.1">
          <table:covered-table-cell/>
          <table:table-cell table:style-name="Таблица5.B3" office:value-type="string">
            <text:p text:style-name="P35">Node *left;</text:p>
          </table:table-cell>
          <table:table-cell table:style-name="Таблица5.B3" office:value-type="string">
            <text:p text:style-name="P35">Указатель на левое <text:s/>поддерево.</text:p>
          </table:table-cell>
        </table:table-row>
        <table:table-row table:style-name="Таблица5.1">
          <table:covered-table-cell/>
          <table:table-cell table:style-name="Таблица5.B1" office:value-type="string">
            <text:p text:style-name="P41"><text:span text:style-name="T3">Node *right;</text:span></text:p>
          </table:table-cell>
          <table:table-cell table:style-name="Таблица5.B1" office:value-type="string">
            <text:p text:style-name="P39"><text:span text:style-name="T3">Указатель </text:span><text:span text:style-name="T5">на правое поддерево</text:span><text:span text:style-name="T3">.</text:span></text:p>
          </table:table-cell>
        </table:table-row>
        <table:table-row table:style-name="Таблица5.1">
          <table:covered-table-cell/>
          <table:table-cell table:style-name="Таблица5.B1" office:value-type="string">
            <text:p text:style-name="P41"><text:span text:style-name="T3">Node *parent;</text:span></text:p>
          </table:table-cell>
          <table:table-cell table:style-name="Таблица5.B1" office:value-type="string">
            <text:p text:style-name="P39"><text:span text:style-name="T5">Указатель на прямого родителя</text:span><text:span text:style-name="T3">.</text:span></text:p>
          </table:table-cell>
        </table:table-row>
      </table:table>
      <text:p text:style-name="P47"/>
      <text:p text:style-name="P48">Описание функц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3">Название</text:p>
          </table:table-cell>
          <table:table-cell table:style-name="Таблица1.A1" office:value-type="string">
            <text:p text:style-name="P43">Выходной параметр</text:p>
          </table:table-cell>
          <table:table-cell table:style-name="Таблица1.A1" office:value-type="string">
            <text:p text:style-name="P43">Входные данные</text:p>
          </table:table-cell>
          <table:table-cell table:style-name="Таблица1.A1" office:value-type="string">
            <text:p text:style-name="P43">Описание</text:p>
          </table:table-cell>
        </table:table-row>
        <table:table-row table:style-name="Таблица1.2">
          <table:table-cell table:style-name="Таблица1.A1" office:value-type="string">
            <text:p text:style-name="P16"><text:span text:style-name="T6">p</text:span><text:span text:style-name="T2">rint</text:span></text:p>
          </table:table-cell>
          <table:table-cell table:style-name="Таблица1.A1" office:value-type="string">
            <text:p text:style-name="P45">-<text:soft-page-break/></text:p>
          </table:table-cell>
          <table:table-cell table:style-name="Таблица1.A1" office:value-type="string">
            <text:p text:style-name="P15"><text:span text:style-name="T6">String</text:span><text:span text:style-name="T2"> – </text:span><text:span text:style-name="T3">строка содержащая </text:span><text:soft-page-break/><text:span text:style-name="T3">последовательность;</text:span></text:p>
            <text:p text:style-name="P15"><text:span text:style-name="T6">Char</text:span><text:span text:style-name="T2"> – </text:span><text:span text:style-name="T3">выделенный символ</text:span><text:span text:style-name="T7">;</text:span></text:p>
          </table:table-cell>
          <table:table-cell table:style-name="Таблица1.A1" office:value-type="string">
            <text:p text:style-name="P44">Функция печати <text:soft-page-break/>последовательности с выделением, обрабатываемого элемента.</text:p>
          </table:table-cell>
        </table:table-row>
        <table:table-row table:style-name="Таблица1.3">
          <table:table-cell table:style-name="Таблица1.A1" office:value-type="string">
            <text:p text:style-name="P43">checkSymmb</text:p>
          </table:table-cell>
          <table:table-cell table:style-name="Таблица1.A1" office:value-type="string">
            <text:p text:style-name="P46">-</text:p>
          </table:table-cell>
          <table:table-cell table:style-name="Таблица1.A1" office:value-type="string">
            <text:p text:style-name="P15"><text:span text:style-name="T6">String</text:span><text:span text:style-name="T2"> – </text:span><text:span text:style-name="T3">строка содержащая последовательность;</text:span></text:p>
            <text:p text:style-name="P15"><text:span text:style-name="T6">String</text:span><text:span text:style-name="T2"> – </text:span><text:span text:style-name="T3">строка содержащая последовательность;</text:span></text:p>
          </table:table-cell>
          <table:table-cell table:style-name="Таблица1.A1" office:value-type="string">
            <text:p text:style-name="P44">Функция проверки на повторение символов в строках и начилие недопустимых символов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5"><text:span text:style-name="T13">Описание класса </text:span><text:span text:style-name="T14">BTree</text:span></text:p>
      <text:p text:style-name="Standard"><text:span text:style-name="T3">У класса </text:span><text:span text:style-name="T8">Btree</text:span><text:span text:style-name="T3"> были определены следующие </text:span><text:span text:style-name="T2">объекты</text:span><text:span text:style-name="T3">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9">Объект</text:p>
          </table:table-cell>
          <table:table-cell table:style-name="Таблица2.A1" office:value-type="string">
            <text:p text:style-name="P29">Тип</text:p>
          </table:table-cell>
          <table:table-cell table:style-name="Таблица2.A1" office:value-type="string">
            <text:p text:style-name="P29">Описание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3">Node *curNode</text:span><text:span text:style-name="T7">;</text:span></text:p>
          </table:table-cell>
          <table:table-cell table:style-name="Таблица2.A1" office:value-type="string">
            <text:p text:style-name="P36">Private</text:p>
          </table:table-cell>
          <table:table-cell table:style-name="Таблица2.A1" office:value-type="string">
            <text:p text:style-name="P9">Указатель под текущий элемент.</text:p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3">Node *top</text:span><text:span text:style-name="T7">;</text:span></text:p>
          </table:table-cell>
          <table:table-cell table:style-name="Таблица2.A1" office:value-type="string">
            <text:p text:style-name="P36">Private</text:p>
          </table:table-cell>
          <table:table-cell table:style-name="Таблица2.A1" office:value-type="string">
            <text:p text:style-name="P9">Указатель под корневой элемент.</text:p>
          </table:table-cell>
        </table:table-row>
      </table:table>
      <text:p text:style-name="P7"/>
      <text:p text:style-name="Standard"><text:span text:style-name="T3">Также были определены </text:span><text:span text:style-name="T2">методы </text:span><text:span text:style-name="T3">класса </text:span><text:span text:style-name="T9">Queue</text:span><text:span text:style-name="T3">: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9">Метод</text:p>
          </table:table-cell>
          <table:table-cell table:style-name="Таблица3.A1" office:value-type="string">
            <text:p text:style-name="P29">Тип</text:p>
          </table:table-cell>
          <table:table-cell table:style-name="Таблица3.A1" office:value-type="string">
            <text:p text:style-name="P29">Выходные данные</text:p>
          </table:table-cell>
          <table:table-cell table:style-name="Таблица3.A1" office:value-type="string">
            <text:p text:style-name="P29">Входные данные</text:p>
          </table:table-cell>
          <table:table-cell table:style-name="Таблица3.A1" office:value-type="string">
            <text:p text:style-name="P29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12"><text:span text:style-name="T7">BTree</text:span><text:span text:style-name="T3">()</text:span>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12"><text:span text:style-name="T3">Конструктор бинарного дерева. Выделяет память под главный элемент <text:s/>и устанавливает указатели в </text:span><text:span text:style-name="T7">NULL</text:span><text:span text:style-name="T3">.</text:span></text:p>
          </table:table-cell>
        </table:table-row>
        <table:table-row table:style-name="Таблица3.1">
          <table:table-cell table:style-name="Таблица3.A1" office:value-type="string">
            <text:p text:style-name="P36">~BTree()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Рекурсивный деструктор очереди. </text:p>
          </table:table-cell>
        </table:table-row>
        <table:table-row table:style-name="Таблица3.1">
          <table:table-cell table:style-name="Таблица3.A1" office:value-type="string">
            <text:p text:style-name="P36">root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12"><text:span text:style-name="T6">char</text:span><text:span text:style-name="T3"> с – корень, записываемый в текущий элемент бинарного дерева.</text:span></text:p>
          </table:table-cell>
          <table:table-cell table:style-name="Таблица3.A1" office:value-type="string">
            <text:p text:style-name="P9">Запись элемента как его корня.</text:p>
          </table:table-cell>
        </table:table-row>
        <table:table-row table:style-name="Таблица3.1">
          <table:table-cell table:style-name="Таблица3.A1" office:value-type="string">
            <text:p text:style-name="P36">left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7">-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Переход к левому <text:soft-page-break/>поддереву текущего дерева.<text:line-break/></text:p>
          </table:table-cell>
        </table:table-row>
        <table:table-row table:style-name="Таблица3.1">
          <table:table-cell table:style-name="Таблица3.A1" office:value-type="string">
            <text:p text:style-name="P36">right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7">-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9">Переход к правому поддереву текущего дерева.</text:p>
          </table:table-cell>
        </table:table-row>
        <table:table-row table:style-name="Таблица3.1">
          <table:table-cell table:style-name="Таблица3.A1" office:value-type="string">
            <text:p text:style-name="P36">back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Возврат к родителю текущего элемента.</text:p>
          </table:table-cell>
        </table:table-row>
        <table:table-row table:style-name="Таблица3.1">
          <table:table-cell table:style-name="Таблица3.A1" office:value-type="string">
            <text:p text:style-name="P36">isPred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7">Bool</text:p>
          </table:table-cell>
          <table:table-cell table:style-name="Таблица3.A1" office:value-type="string">
            <text:p text:style-name="P12"><text:span text:style-name="T6">char</text:span><text:span text:style-name="T3"> с – элемент, проверяемый на родство вглубь дерева.</text:span></text:p>
            <text:p text:style-name="P9"/>
          </table:table-cell>
          <table:table-cell table:style-name="Таблица3.A1" office:value-type="string">
            <text:p text:style-name="P12"><text:span text:style-name="T3">Возвращает </text:span><text:span text:style-name="T9">true</text:span><text:span text:style-name="T3"> если элемент </text:span><text:span text:style-name="T10">с</text:span><text:span text:style-name="T3"> является родителем текущему элементу дерева,</text:span><text:span text:style-name="T10"> </text:span><text:span text:style-name="T9">false</text:span><text:span text:style-name="T3"> если нет.</text:span></text:p>
          </table:table-cell>
        </table:table-row>
        <table:table-row table:style-name="Таблица3.1">
          <table:table-cell table:style-name="Таблица3.A1" office:value-type="string">
            <text:p text:style-name="P36">root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7">Char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9">Возвращает корень текущего элемента дерева.</text:p>
          </table:table-cell>
        </table:table-row>
        <table:table-row table:style-name="Таблица3.1">
          <table:table-cell table:style-name="Таблица3.A1" office:value-type="string">
            <text:p text:style-name="P36">printTree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9">Печатает дерево(лес)</text:p>
          </table:table-cell>
        </table:table-row>
        <table:table-row table:style-name="Таблица3.1">
          <table:table-cell table:style-name="Таблица3.A1" office:value-type="string">
            <text:p text:style-name="P36">printBTreeLpK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9">Печатает последовательность ЛПК при обходе бинарного дерева.</text:p>
          </table:table-cell>
        </table:table-row>
        <table:table-row table:style-name="Таблица3.1">
          <table:table-cell table:style-name="Таблица3.A1" office:value-type="string">
            <text:p text:style-name="P36">printBTree</text:p>
          </table:table-cell>
          <table:table-cell table:style-name="Таблица3.A1" office:value-type="string">
            <text:p text:style-name="P36">Public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9">Печатает полученное бинарное дерево.</text:p>
          </table:table-cell>
        </table:table-row>
        <table:table-row table:style-name="Таблица3.1">
          <table:table-cell table:style-name="Таблица3.A1" office:value-type="string">
            <text:p text:style-name="P36">del</text:p>
          </table:table-cell>
          <table:table-cell table:style-name="Таблица3.A1" office:value-type="string">
            <text:p text:style-name="P36">Private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12"><text:span text:style-name="T6">Node</text:span><text:span text:style-name="T2"> *</text:span><text:span text:style-name="T7">node</text:span><text:span text:style-name="T3"> – удаляемый элемент дерева.</text:span></text:p>
          </table:table-cell>
          <table:table-cell table:style-name="Таблица3.A1" office:value-type="string">
            <text:p text:style-name="P9">Функция для деструктора.</text:p>
            <text:p text:style-name="P9">Рекурсивно удаляет элементы дерева</text:p>
          </table:table-cell>
        </table:table-row>
        <table:table-row table:style-name="Таблица3.1">
          <table:table-cell table:style-name="Таблица3.A1" office:value-type="string">
            <text:p text:style-name="P36">LPK</text:p>
          </table:table-cell>
          <table:table-cell table:style-name="Таблица3.A1" office:value-type="string">
            <text:p text:style-name="P36">Private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12"><text:span text:style-name="T6">Node</text:span><text:span text:style-name="T2"> *</text:span><text:span text:style-name="T7">node</text:span><text:span text:style-name="T3"> – текущий элемент обхода.</text:span></text:p>
            <text:p text:style-name="P12"><text:span text:style-name="T6">Int </text:span><text:span text:style-name="T7">deep – </text:span><text:span text:style-name="T3">глубина обхода.</text:span></text:p>
          </table:table-cell>
          <table:table-cell table:style-name="Таблица3.A1" office:value-type="string">
            <text:p text:style-name="P9">Функция для печати ЛПК. Вынесена отдельно для полноты защиты элементов класса.</text:p>
          </table:table-cell>
        </table:table-row>
        <table:table-row table:style-name="Таблица3.1">
          <table:table-cell table:style-name="Таблица3.A1" office:value-type="string">
            <text:p text:style-name="P36">recB</text:p>
          </table:table-cell>
          <table:table-cell table:style-name="Таблица3.A1" office:value-type="string">
            <text:p text:style-name="P36">Private</text:p>
          </table:table-cell>
          <table:table-cell table:style-name="Таблица3.A1" office:value-type="string">
            <text:p text:style-name="P9">-</text:p>
          </table:table-cell>
          <table:table-cell table:style-name="Таблица3.A1" office:value-type="string">
            <text:p text:style-name="P12"><text:span text:style-name="T6">Node</text:span><text:span text:style-name="T2"> *</text:span><text:span text:style-name="T7">node</text:span><text:span text:style-name="T3"> – текущий элемент обхода.</text:span></text:p>
            <text:p text:style-name="P12"><text:span text:style-name="T3"><text:s/></text:span><text:span text:style-name="T6">Int</text:span><text:span text:style-name="T2"> </text:span><text:span text:style-name="T7">deep</text:span><text:span text:style-name="T3"> – глубина обхода.</text:span></text:p>
            <text:p text:style-name="P12"><text:span text:style-name="T6">String</text:span><text:span text:style-name="T2"> </text:span><text:span text:style-name="T7">s</text:span><text:span text:style-name="T3"> – строка, служащая для корректного вывода </text:span><text:soft-page-break/><text:span text:style-name="T3">дерева (строка отступов).</text:span></text:p>
          </table:table-cell>
          <table:table-cell table:style-name="Таблица3.A1" office:value-type="string">
            <text:p text:style-name="P9">Функция для печати бинарного дерева. Вынесена отдельно для полноты защиты элементов класса.</text:p>
          </table:table-cell>
        </table:table-row>
        <table:table-row table:style-name="Таблица3.1">
          <table:table-cell table:style-name="Таблица3.A1" office:value-type="string">
            <text:p text:style-name="P36">rec</text:p>
          </table:table-cell>
          <table:table-cell table:style-name="Таблица3.A1" office:value-type="string">
            <text:p text:style-name="P36">Private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12"><text:span text:style-name="T6">Node</text:span><text:span text:style-name="T2"> *</text:span><text:span text:style-name="T7">node</text:span><text:span text:style-name="T3"> – текущий элемент обхода.</text:span></text:p>
            <text:p text:style-name="P12"><text:span text:style-name="T6">Int </text:span><text:span text:style-name="T7">deep – </text:span><text:span text:style-name="T3">глубина</text:span><text:span text:style-name="T7"> </text:span><text:span text:style-name="T3">обхода</text:span><text:span text:style-name="T7">.</text:span></text:p>
          </table:table-cell>
          <table:table-cell table:style-name="Таблица3.A1" office:value-type="string">
            <text:p text:style-name="P9">Функция для печати дерева. Вынесена отдельно для полноты защиты элементов класса.</text:p>
          </table:table-cell>
        </table:table-row>
      </table:table>
      <text:p text:style-name="P7"><text:line-break/></text:p>
      <text:p text:style-name="P7"/>
      <text:p text:style-name="P7"/>
      <text:p text:style-name="P7"/>
      <text:p text:style-name="P7"/>
      <text:p text:style-name="P17"><text:span text:style-name="T13">Тестирование</text:span><text:span text:style-name="T15">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3">Номер</text:p>
            <text:p text:style-name="P53">теста</text:p>
          </table:table-cell>
          <table:table-cell table:style-name="Таблица4.B1" office:value-type="string">
            <text:p text:style-name="P21"><text:span text:style-name="T11">Тест</text:span><text:span text:style-name="T19">:</text:span></text:p>
          </table:table-cell>
          <table:table-cell table:style-name="Таблица4.B1" office:value-type="string">
            <text:p text:style-name="P21"><text:span text:style-name="T11">Результат</text:span><text:span text:style-name="T19">:</text:span></text:p>
          </table:table-cell>
        </table:table-row>
        <table:table-row table:style-name="Таблица4.1">
          <table:table-cell table:style-name="Таблица4.A1" office:value-type="string">
            <text:p text:style-name="P56">1</text:p>
          </table:table-cell>
          <table:table-cell table:style-name="Таблица4.B1" office:value-type="string">
            <text:p text:style-name="P55">abcdfegmklnz</text:p>
            <text:p text:style-name="P23">dcfbegakmnzl</text:p>
          </table:table-cell>
          <table:table-cell table:style-name="Таблица4.B1" office:value-type="string">
            <text:p text:style-name="P23">dfcgebkznlma</text:p>
          </table:table-cell>
        </table:table-row>
        <table:table-row table:style-name="Таблица4.1">
          <table:table-cell table:style-name="Таблица4.A1" office:value-type="string">
            <text:p text:style-name="P53">2</text:p>
          </table:table-cell>
          <table:table-cell table:style-name="Таблица4.B1" office:value-type="string">
            <text:p text:style-name="P23"/>
          </table:table-cell>
          <table:table-cell table:style-name="Таблица4.B1" office:value-type="string">
            <text:p text:style-name="P54">Строки пусты</text:p>
          </table:table-cell>
        </table:table-row>
        <table:table-row table:style-name="Таблица4.1">
          <table:table-cell table:style-name="Таблица4.A1" office:value-type="string">
            <text:p text:style-name="P53">3</text:p>
          </table:table-cell>
          <table:table-cell table:style-name="Таблица4.B1" office:value-type="string">
            <text:p text:style-name="P55">amplk</text:p>
            <text:p text:style-name="P23">mpakl</text:p>
          </table:table-cell>
          <table:table-cell table:style-name="Таблица4.B1" office:value-type="string">
            <text:p text:style-name="P23">Pmkla</text:p>
          </table:table-cell>
        </table:table-row>
        <table:table-row table:style-name="Таблица4.1">
          <table:table-cell table:style-name="Таблица4.A1" office:value-type="string">
            <text:p text:style-name="P56">4</text:p>
          </table:table-cell>
          <table:table-cell table:style-name="Таблица4.B1" office:value-type="string">
            <text:p text:style-name="P52">abcd</text:p>
            <text:p text:style-name="P52">abcd</text:p>
          </table:table-cell>
          <table:table-cell table:style-name="Таблица4.B1" office:value-type="string">
            <text:p text:style-name="P23">dcba</text:p>
          </table:table-cell>
        </table:table-row>
        <table:table-row table:style-name="Таблица4.1">
          <table:table-cell table:style-name="Таблица4.A1" office:value-type="string">
            <text:p text:style-name="P53">5</text:p>
          </table:table-cell>
          <table:table-cell table:style-name="Таблица4.B1" office:value-type="string">
            <text:p text:style-name="P55">!@ety</text:p>
            <text:p text:style-name="P23">ety!@</text:p>
          </table:table-cell>
          <table:table-cell table:style-name="Таблица4.B1" office:value-type="string">
            <text:p text:style-name="P54">Последовательности содержат недопустимые элементы.</text:p>
          </table:table-cell>
        </table:table-row>
        <table:table-row table:style-name="Таблица4.1">
          <table:table-cell table:style-name="Таблица4.A1" office:value-type="string">
            <text:p text:style-name="P53">6</text:p>
          </table:table-cell>
          <table:table-cell table:style-name="Таблица4.B1" office:value-type="string">
            <text:p text:style-name="P55">asdfghjkl</text:p>
            <text:p text:style-name="P23">asdfghjklp</text:p>
          </table:table-cell>
          <table:table-cell table:style-name="Таблица4.B1" office:value-type="string">
            <text:p text:style-name="P54">Последовательности разной длины.</text:p>
          </table:table-cell>
        </table:table-row>
        <table:table-row table:style-name="Таблица4.1">
          <table:table-cell table:style-name="Таблица4.A1" office:value-type="string">
            <text:p text:style-name="P56">7</text:p>
          </table:table-cell>
          <table:table-cell table:style-name="Таблица4.B1" office:value-type="string">
            <text:p text:style-name="P55">a</text:p>
            <text:p text:style-name="P55">a</text:p>
          </table:table-cell>
          <table:table-cell table:style-name="Таблица4.B1" office:value-type="string">
            <text:p text:style-name="P23">a</text:p>
          </table:table-cell>
        </table:table-row>
      </table:table>
      <text:p text:style-name="P58">Вывод.</text:p>
      <text:p text:style-name="P22"><text:span text:style-name="T17"><text:tab/>В процессе выполнения лабораторной работы были продуманы, созданы и реализованы на практике алгоритмы и методы работы с классом бинарного дерева на динамической основе, а также по работе с </text:span><text:soft-page-break/><text:span text:style-name="T17">ним. Также была решена задача восстановления дерева по данным последовательностям ЛКП и КЛП и изображения разного вида деревьев на консоль</text:span><text:bookmark text:name="_GoBack"/><text:span text:style-name="T17">. <text:s/></text:span></text:p>
      <text:p text:style-name="P13"/>
      <text:p text:style-name="P24"/>
      <text:p text:style-name="P51"><text:tab/>Приложение 1. Код программы.</text:p>
      <text:list xml:id="list3716837495" text:style-name="L2">
        <text:list-item>
          <text:p text:style-name="P59"><text:a xlink:type="simple" xlink:href="https://github.com/makometr/AiSD/pull/37/files#diff-240c2792fd92b595432e18629f6e16b6" office:target-frame-name="7382/LyashchevskayaAP/Lab2/Run_test.sh" xlink:show="replace" text:style-name="ListLabel_20_29" text:visited-style-name="ListLabel_20_29"><text:span text:style-name="Internet_20_link"><text:span text:style-name="T22">Run_test.sh</text:span></text:span></text:a></text:p>
        </text:list-item>
      </text:list>
      <text:p text:style-name="P61">#!/bin/bash</text:p>
      <text:p text:style-name="P61">g++ ./Source/Source.cpp -o Lab4</text:p>
      <text:p text:style-name="P61">echo -e '_______\nTest 1:\n'</text:p>
      <text:p text:style-name="P61">./Lab4 &lt;./Tests/Test1.txt</text:p>
      <text:p text:style-name="P61">echo -e '_______\nTest 2:\n'</text:p>
      <text:p text:style-name="P61">./Lab4 &lt;./Tests/Test2.txt</text:p>
      <text:p text:style-name="P61">echo -e '_______\nTest 3:\n'</text:p>
      <text:p text:style-name="P61">./Lab4 &lt;./Tests/Test3.txt</text:p>
      <text:p text:style-name="P61">echo -e '_______\nTest 4:\n'</text:p>
      <text:p text:style-name="P61">./Lab4 &lt;./Tests/Test4.txt</text:p>
      <text:p text:style-name="P61">echo -e '_______\nTest 5:\n'</text:p>
      <text:p text:style-name="P61">./Lab4 &lt;./Tests/Test5.txt</text:p>
      <text:p text:style-name="P61">echo -e '_______\nTest 6:\n'</text:p>
      <text:p text:style-name="P61">./Lab4 &lt;./Tests/Test6.txt</text:p>
      <text:p text:style-name="P61">echo -e '_______\nTest 7:\n'</text:p>
      <text:p text:style-name="P61">./Lab4 &lt;./Tests/Test7.txt</text:p>
      <text:p text:style-name="P18"/>
      <text:list xml:id="list1401112884" text:style-name="L3">
        <text:list-item>
          <text:p text:style-name="P60"><text:span text:style-name="Internet_20_link"><text:span text:style-name="T24">Source</text:span></text:span><text:a xlink:type="simple" xlink:href="https://github.com/makometr/AiSD/pull/37/files#diff-240c2792fd92b595432e18629f6e16b6" office:target-frame-name="7382/LyashchevskayaAP/Lab2/Run_test.sh" xlink:show="replace" text:style-name="ListLabel_20_30" text:visited-style-name="ListLabel_20_30"><text:span text:style-name="Internet_20_link"><text:span text:style-name="T22">.</text:span></text:span></text:a><text:a xlink:type="simple" xlink:href="https://github.com/makometr/AiSD/pull/37/files#diff-240c2792fd92b595432e18629f6e16b6" office:target-frame-name="7382/LyashchevskayaAP/Lab2/Run_test.sh" xlink:show="replace" text:style-name="ListLabel_20_30" text:visited-style-name="ListLabel_20_30"><text:span text:style-name="Internet_20_link"><text:span text:style-name="T23">c</text:span></text:span></text:a><text:span text:style-name="Internet_20_link"><text:span text:style-name="T23">pp</text:span></text:span></text:p>
        </text:list-item>
      </text:list>
      <text:p text:style-name="P19"/>
      <text:p text:style-name="P61">#include &lt;iostream&gt;</text:p>
      <text:p text:style-name="P61">#include &lt;string&gt;</text:p>
      <text:p text:style-name="P61">#include &lt;cctype&gt;</text:p>
      <text:p text:style-name="P61"/>
      <text:p text:style-name="P61">using namespace std;</text:p>
      <text:p text:style-name="P61"/>
      <text:p text:style-name="P61">typedef struct Node {<text:tab/><text:tab/><text:tab/><text:tab/><text:tab/><text:tab/><text:tab/><text:tab/>//Структура элемента бинарного дерева</text:p>
      <text:p text:style-name="P61"><text:tab/>char root;</text:p>
      <text:p text:style-name="P61"><text:tab/>Node *left;</text:p>
      <text:p text:style-name="P61"><text:tab/>Node *right;</text:p>
      <text:p text:style-name="P61"><text:tab/>Node *parent;<text:tab/><text:tab/><text:tab/><text:tab/><text:tab/><text:tab/><text:tab/><text:tab/>//Для простоты алгоритма был добавлен родитель</text:p>
      <text:p text:style-name="P61">} Node;</text:p>
      <text:p text:style-name="P61"/>
      <text:p text:style-name="P61">void print(string, char);<text:tab/><text:tab/><text:tab/><text:tab/><text:tab/><text:tab/><text:tab/>//Печать посл-ти с выделенным элементом при обходе</text:p>
      <text:p text:style-name="P61">void checkSymb(string, string);<text:tab/><text:tab/><text:tab/><text:tab/><text:tab/><text:tab/><text:tab/>//Проверка на повторение символов в посл-тях</text:p>
      <text:p text:style-name="P61"/>
      <text:p text:style-name="P61">class BTree {</text:p>
      <text:p text:style-name="P61">public:</text:p>
      <text:p text:style-name="P61"><text:tab/>BTree() {</text:p>
      <text:p text:style-name="P61"><text:tab/><text:tab/>curNode = new Node;</text:p>
      <text:p text:style-name="P61"><text:tab/><text:tab/>top = curNode;</text:p>
      <text:p text:style-name="P61"><text:tab/><text:tab/>curNode-&gt;parent = NULL;</text:p>
      <text:p text:style-name="P61"><text:soft-page-break/><text:tab/><text:tab/>curNode-&gt;left = NULL;</text:p>
      <text:p text:style-name="P61"><text:tab/><text:tab/>curNode-&gt;right = NULL;</text:p>
      <text:p text:style-name="P61"><text:tab/>}</text:p>
      <text:p text:style-name="P61"><text:tab/>~BTree() {</text:p>
      <text:p text:style-name="P61"><text:tab/><text:tab/>del(top);</text:p>
      <text:p text:style-name="P61"><text:tab/>}</text:p>
      <text:p text:style-name="P61"><text:tab/>void del(Node *node){<text:tab/><text:tab/><text:tab/><text:tab/><text:tab/><text:tab/><text:tab/>//Последовательное удаление элементов</text:p>
      <text:p text:style-name="P61"><text:tab/><text:tab/>if(node-&gt;left == NULL &amp;&amp; node-&gt;right == NULL) delete node;</text:p>
      <text:p text:style-name="P61"><text:tab/><text:tab/>if(node-&gt;left) del(node-&gt;left);</text:p>
      <text:p text:style-name="P61"><text:tab/><text:tab/>if(node-&gt;right) del(node-&gt;right);</text:p>
      <text:p text:style-name="P61"><text:tab/>}</text:p>
      <text:p text:style-name="P61"><text:tab/>void root<text:span text:style-name="T25">In</text:span>(char c) {<text:tab/><text:tab/><text:tab/><text:tab/><text:tab/><text:tab/><text:tab/>//Записывает корень элемента</text:p>
      <text:p text:style-name="P61"><text:tab/><text:tab/>curNode-&gt;root = c;</text:p>
      <text:p text:style-name="P61"><text:tab/><text:tab/>curNode-&gt;left = NULL;</text:p>
      <text:p text:style-name="P61"><text:tab/><text:tab/>curNode-&gt;right = NULL;</text:p>
      <text:p text:style-name="P61"><text:tab/>}</text:p>
      <text:p text:style-name="P61"><text:tab/>void left() {<text:tab/><text:tab/><text:tab/><text:tab/><text:tab/><text:tab/><text:tab/><text:tab/>//Переход в левое поддерево</text:p>
      <text:p text:style-name="P61"><text:tab/><text:tab/>curNode-&gt;left = new Node;</text:p>
      <text:p text:style-name="P61"><text:tab/><text:tab/>curNode-&gt;left-&gt;parent = curNode;</text:p>
      <text:p text:style-name="P61"><text:tab/><text:tab/>curNode = curNode-&gt;left;</text:p>
      <text:p text:style-name="P61"><text:tab/>}</text:p>
      <text:p text:style-name="P61"><text:tab/>void right() {<text:tab/><text:tab/><text:tab/><text:tab/><text:tab/><text:tab/><text:tab/><text:tab/>//Переход в правое поддерево</text:p>
      <text:p text:style-name="P61"><text:tab/><text:tab/>curNode-&gt;right = new Node;</text:p>
      <text:p text:style-name="P61"><text:tab/><text:tab/>curNode-&gt;right-&gt;parent = curNode;</text:p>
      <text:p text:style-name="P61"><text:tab/><text:tab/>curNode = curNode-&gt;right;</text:p>
      <text:p text:style-name="P61"><text:tab/>}</text:p>
      <text:p text:style-name="P61"><text:tab/>void back() {<text:tab/><text:tab/><text:tab/><text:tab/><text:tab/><text:tab/><text:tab/><text:tab/>//Возврат к родителю</text:p>
      <text:p text:style-name="P61"><text:tab/><text:tab/>curNode = curNode-&gt;parent;</text:p>
      <text:p text:style-name="P61"><text:tab/>}</text:p>
      <text:p text:style-name="P61"><text:tab/>bool isPred(char c) {<text:tab/><text:tab/><text:tab/><text:tab/><text:tab/><text:tab/><text:tab/>//Проверка на родство вглубь</text:p>
      <text:p text:style-name="P61"><text:tab/><text:tab/>Node *tmp = curNode;</text:p>
      <text:p text:style-name="P61"><text:tab/><text:tab/>while (tmp-&gt;parent) {</text:p>
      <text:p text:style-name="P61"><text:tab/><text:tab/><text:tab/>if(tmp-&gt;parent-&gt;root == c)</text:p>
      <text:p text:style-name="P61"><text:tab/><text:tab/><text:tab/><text:tab/>return 1;</text:p>
      <text:p text:style-name="P61"><text:tab/><text:tab/><text:tab/>tmp = tmp-&gt;parent;</text:p>
      <text:p text:style-name="P61"><text:tab/><text:tab/>}</text:p>
      <text:p text:style-name="P61"><text:tab/><text:tab/>return 0;</text:p>
      <text:p text:style-name="P61"><text:tab/>}</text:p>
      <text:p text:style-name="P61"><text:tab/>char root() {<text:tab/><text:tab/><text:tab/><text:tab/><text:tab/><text:tab/><text:tab/><text:tab/>//Возвращает корень элемента</text:p>
      <text:p text:style-name="P61"><text:tab/><text:tab/>return curNode-&gt;root;</text:p>
      <text:p text:style-name="P61"><text:tab/>}</text:p>
      <text:p text:style-name="P61"><text:tab/>void printTree() { <text:s text:c="53"/>//Печать девева-леса</text:p>
      <text:p text:style-name="P61"><text:soft-page-break/><text:s text:c="16"/>Node *tmp = top;</text:p>
      <text:p text:style-name="P61"><text:s text:c="16"/>while(tmp != NULL) {</text:p>
      <text:p text:style-name="P61"><text:s text:c="24"/>cout &lt;&lt; "\x1b[32m▶ \x1b[0m" &lt;&lt; tmp-&gt;root &lt;&lt; endl;</text:p>
      <text:p text:style-name="P61"><text:s text:c="24"/>rec(tmp-&gt;left, 0); <text:s text:c="37"/>//Вводится рекурсивная функция для полноты защиты элементов класса</text:p>
      <text:p text:style-name="P61"><text:s text:c="24"/>cout &lt;&lt; endl;</text:p>
      <text:p text:style-name="P61"><text:s text:c="24"/>tmp = tmp-&gt;right;</text:p>
      <text:p text:style-name="P61"><text:s text:c="16"/>}</text:p>
      <text:p text:style-name="P61"><text:s text:c="8"/>}</text:p>
      <text:p text:style-name="P61"><text:s text:c="8"/>void rec(Node *node, int deep) { <text:s text:c="39"/>//Соответствует фие printTree</text:p>
      <text:p text:style-name="P61"><text:s text:c="16"/>while(node != NULL) {</text:p>
      <text:p text:style-name="P61"><text:s text:c="24"/>if(node == NULL) return;</text:p>
      <text:p text:style-name="P61"><text:s text:c="24"/>cout &lt;&lt; ' ';</text:p>
      <text:p text:style-name="P61"><text:s text:c="24"/>for(int i = 0; i &lt; deep; i++)</text:p>
      <text:p text:style-name="P61"><text:s text:c="32"/>cout &lt;&lt; "\x1b[32m│ \x1b[0m";</text:p>
      <text:p text:style-name="P61"><text:s text:c="24"/>if(node-&gt;right == NULL)</text:p>
      <text:p text:style-name="P61"><text:s text:c="32"/>cout &lt;&lt; "\x1b[32m└▶ \x1b[0m" &lt;&lt; node-&gt;root &lt;&lt; endl;</text:p>
      <text:p text:style-name="P61"><text:s text:c="24"/>else</text:p>
      <text:p text:style-name="P61"><text:s text:c="32"/>cout &lt;&lt; "\x1b[32m├▶ \x1b[0m" &lt;&lt; node-&gt;root &lt;&lt; endl;</text:p>
      <text:p text:style-name="P61"><text:s text:c="24"/>rec(node-&gt;left, deep + 1);</text:p>
      <text:p text:style-name="P61"><text:s text:c="24"/>node = node-&gt;right;</text:p>
      <text:p text:style-name="P61"><text:s text:c="16"/>}</text:p>
      <text:p text:style-name="P61"><text:s text:c="8"/>}</text:p>
      <text:p text:style-name="P61"><text:tab/>void printBTreeLPK() {<text:tab/><text:tab/><text:tab/><text:tab/><text:tab/><text:tab/><text:tab/>//Печать ЛПК</text:p>
      <text:p text:style-name="P61"><text:tab/><text:tab/>cout &lt;&lt; "Последоваельность ЛПК: " ;</text:p>
      <text:p text:style-name="P61"><text:tab/><text:tab/>LPK(top, 0);<text:tab/><text:tab/><text:tab/><text:tab/><text:tab/><text:tab/><text:tab/>//Вводится рекурсивная функция для полноты защиты элементов класса</text:p>
      <text:p text:style-name="P61"><text:tab/><text:tab/>cout &lt;&lt; endl;</text:p>
      <text:p text:style-name="P61"><text:tab/>}</text:p>
      <text:p text:style-name="P61"><text:tab/>void LPK(Node *node, int deep) {<text:tab/><text:tab/><text:tab/><text:tab/><text:tab/>//Соответствует фие printBTreeLPK</text:p>
      <text:p text:style-name="P61"><text:tab/><text:tab/>if(node == NULL) return;</text:p>
      <text:p text:style-name="P61"><text:tab/><text:tab/>LPK(node-&gt;left, deep+1);</text:p>
      <text:p text:style-name="P61"><text:tab/><text:tab/>LPK(node-&gt;right, deep+1);</text:p>
      <text:p text:style-name="P61"><text:tab/><text:tab/>cout &lt;&lt; node-&gt;root;</text:p>
      <text:p text:style-name="P61"><text:tab/>}</text:p>
      <text:p text:style-name="P61"><text:tab/>void printBTree() {<text:tab/><text:tab/><text:tab/><text:tab/><text:tab/><text:tab/><text:tab/>//Печать бинарного дерева</text:p>
      <text:p text:style-name="P61"><text:tab/><text:tab/>string s = "";</text:p>
      <text:p text:style-name="P61"><text:tab/><text:tab/>recB(top, 0, s);<text:tab/><text:tab/><text:tab/><text:tab/><text:tab/><text:tab/>//Вводится рекурсивная функция для полноты защиты элементов класса</text:p>
      <text:p text:style-name="P61"><text:tab/>}</text:p>
      <text:p text:style-name="P61"><text:tab/>void recB(Node *node, int deep, string s) {<text:tab/><text:tab/><text:tab/><text:tab/>//Соответствует фие printBTree</text:p>
      <text:p text:style-name="P61"><text:soft-page-break/><text:tab/><text:tab/>if(node == NULL) return;<text:tab/><text:tab/><text:tab/><text:tab/><text:tab/>//Граница рекурсии</text:p>
      <text:p text:style-name="P61"><text:tab/><text:tab/>string c = s;<text:tab/><text:tab/><text:tab/><text:tab/><text:tab/><text:tab/><text:tab/>//Допстрока для разного вывода у левого и правого поддеревьев</text:p>
      <text:p text:style-name="P61"><text:tab/><text:tab/>if(!deep)<text:tab/>cout &lt;&lt; "▶ ";<text:tab/><text:tab/><text:tab/><text:tab/><text:tab/>//Первый заход</text:p>
      <text:p text:style-name="P61"><text:tab/><text:tab/>cout &lt;&lt; node-&gt;root &lt;&lt; endl;</text:p>
      <text:p text:style-name="P61"><text:tab/><text:tab/>if(node-&gt;right)<text:tab/>cout &lt;&lt; s;<text:tab/><text:tab/><text:tab/><text:tab/><text:tab/>//Для правого поддерева, если оно есть</text:p>
      <text:p text:style-name="P61"><text:tab/><text:tab/>if(node-&gt;left == NULL &amp;&amp; node-&gt;right != NULL)<text:tab/><text:tab/><text:tab/>//форматный вывод</text:p>
      <text:p text:style-name="P61"><text:tab/><text:tab/><text:tab/>cout &lt;&lt; "\x1b[34m└▶ \x1b[0m" ;</text:p>
      <text:p text:style-name="P61"><text:tab/><text:tab/>if(node-&gt;left != NULL &amp;&amp; node-&gt;right != NULL)</text:p>
      <text:p text:style-name="P61"><text:tab/><text:tab/><text:tab/>cout &lt;&lt; "\x1b[34m├▶ \x1b[0m" ;</text:p>
      <text:p text:style-name="P61"><text:tab/><text:tab/>if(node-&gt;left == NULL) s.append(" <text:s/>");</text:p>
      <text:p text:style-name="P61"><text:tab/><text:tab/>else s.append("\x1b[31m│ \x1b[0m");</text:p>
      <text:p text:style-name="P61"><text:tab/><text:tab/>recB(node-&gt;right, deep + 1, s);<text:tab/><text:tab/><text:tab/><text:tab/><text:tab/>//и дальнейший обход правого поддерева</text:p>
      <text:p text:style-name="P61"><text:tab/><text:tab/>if(node-&gt;left) cout &lt;&lt; c;<text:tab/><text:tab/><text:tab/><text:tab/><text:tab/>//Для левого поддерева, если оно есть</text:p>
      <text:p text:style-name="P61"><text:tab/><text:tab/>if(node-&gt;left != NULL)</text:p>
      <text:p text:style-name="P61"><text:tab/><text:tab/><text:tab/>cout &lt;&lt; "\x1b[31m└▶ \x1b[m" ;<text:tab/><text:tab/><text:tab/><text:tab/>//форматный вывод</text:p>
      <text:p text:style-name="P61"><text:tab/><text:tab/>recB(node-&gt;left, deep + 1, c.append(" <text:s/>"));<text:tab/><text:tab/><text:tab/>//и дальнейший обход левого поддерева</text:p>
      <text:p text:style-name="P61"><text:tab/>}</text:p>
      <text:p text:style-name="P61">private:<text:tab/><text:tab/><text:tab/><text:tab/><text:tab/><text:tab/><text:tab/><text:tab/><text:tab/>//обеспечивает приватность всего дерева</text:p>
      <text:p text:style-name="P61"><text:tab/>Node *curNode;</text:p>
      <text:p text:style-name="P61"><text:tab/>Node *top;</text:p>
      <text:p text:style-name="P61">};</text:p>
      <text:p text:style-name="P61"/>
      <text:p text:style-name="P61">int main() {</text:p>
      <text:p text:style-name="P61"/>
      <text:p text:style-name="P61"><text:tab/>string KLP, LKP;<text:tab/><text:tab/><text:tab/><text:tab/><text:tab/><text:tab/><text:tab/>//Две строки для посл-тей КЛП и ЛПК соответственно</text:p>
      <text:p text:style-name="P61"><text:tab/>cout &lt;&lt; "Введите последовательность КЛП:";</text:p>
      <text:p text:style-name="P61"><text:tab/>getline(cin, KLP);</text:p>
      <text:p text:style-name="P61"><text:tab/>cout &lt;&lt; KLP &lt;&lt; endl &lt;&lt; "Введите последовательность ЛКП:";</text:p>
      <text:p text:style-name="P61"><text:tab/>getline(cin, LKP);</text:p>
      <text:p text:style-name="P61"><text:tab/>cout &lt;&lt; LKP &lt;&lt; endl;</text:p>
      <text:p text:style-name="P61"><text:tab/><text:tab/><text:tab/><text:tab/><text:tab/><text:tab/><text:tab/><text:tab/><text:tab/><text:tab/>//Проверка соответствия длин посл-тей</text:p>
      <text:p text:style-name="P61"><text:tab/>if (KLP.length() != LKP.length()) {cout &lt;&lt; "Последовательности разной длины." &lt;&lt; endl; exit(1);}</text:p>
      <text:p text:style-name="P61"><text:tab/>checkSymb(LKP, KLP);<text:tab/><text:tab/><text:tab/><text:tab/><text:tab/><text:tab/><text:tab/>//Проверка на повторение символов в посл-тях и недопустимых значениях</text:p>
      <text:p text:style-name="P61"><text:tab/>if(KLP == "") {cout &lt;&lt; "Строки пусты" &lt;&lt; endl; exit(1);}</text:p>
      <text:p text:style-name="P61"><text:tab/>string::iterator klp = KLP.begin();<text:tab/><text:tab/><text:tab/><text:tab/><text:tab/>//Ставим итераторы для двух посл-тей</text:p>
      <text:p text:style-name="P61"><text:soft-page-break/><text:tab/>string::iterator lkp = LKP.begin();</text:p>
      <text:p text:style-name="P61"/>
      <text:p text:style-name="P61"><text:tab/>BTree bTree;<text:tab/><text:tab/><text:tab/><text:tab/><text:tab/><text:tab/><text:tab/><text:tab/>//Объявляем дерево</text:p>
      <text:p text:style-name="P61"/>
      <text:p text:style-name="P61"><text:tab/>cout &lt;&lt; "Восстановление дерева:" &lt;&lt; endl;</text:p>
      <text:p text:style-name="P61"><text:tab/>cout &lt;&lt; endl &lt;&lt; "Шаг 1:" &lt;&lt; endl ;</text:p>
      <text:p text:style-name="P61"><text:tab/>cout &lt;&lt; "\tКЛП: " ; print(KLP, *klp);<text:tab/><text:tab/><text:tab/><text:tab/><text:tab/>//Печать посл-тей с выделением обрабатывания символа</text:p>
      <text:p text:style-name="P61"><text:tab/>cout &lt;&lt; "\tЛКП: " ; print(LKP, *lkp);</text:p>
      <text:p text:style-name="P61"><text:tab/>cout &lt;&lt;"\tКорень дерева - '" &lt;&lt; *klp &lt;&lt; "'" &lt;&lt; endl;<text:tab/><text:tab/><text:tab/>//Корень дерева всегда в начале ЛКП</text:p>
      <text:p text:style-name="P61"><text:tab/>int step = 2;<text:tab/><text:tab/><text:tab/><text:tab/><text:tab/><text:tab/><text:tab/><text:tab/>//Тк шаг 1 уже был, начнем со второго</text:p>
      <text:p text:style-name="P61"><text:tab/>while (klp != KLP.end()) {<text:tab/><text:tab/><text:tab/><text:tab/><text:tab/><text:tab/>//Дальше все шаги прописаны в коде</text:p>
      <text:p text:style-name="P61"><text:tab/><text:tab/>bTree.root<text:span text:style-name="T25">In</text:span>(*klp);<text:tab/><text:tab/><text:tab/><text:tab/><text:tab/><text:tab/>//Ну ладно, записываем корень</text:p>
      <text:p text:style-name="P61"><text:tab/><text:tab/>if (klp == KLP.end()) break;<text:tab/><text:tab/><text:tab/><text:tab/><text:tab/>//Ой, все, закончилось</text:p>
      <text:p text:style-name="P61"/>
      <text:p text:style-name="P61"><text:tab/><text:tab/>cout &lt;&lt; endl &lt;&lt; "Шаг " &lt;&lt; step++ &lt;&lt; ":" &lt;&lt; endl;<text:tab/><text:tab/>//Оформление</text:p>
      <text:p text:style-name="P61"><text:tab/><text:tab/>cout &lt;&lt; "\tКЛП: " ; print(KLP, *klp);</text:p>
      <text:p text:style-name="P61"><text:tab/><text:tab/>cout &lt;&lt; "\tЛКП: " ; print(LKP, *lkp);</text:p>
      <text:p text:style-name="P61"/>
      <text:p text:style-name="P61"><text:tab/><text:tab/>cout &lt;&lt; "\tПросмотриваем КЛП, пока не встретим '" &lt;&lt; *lkp &lt;&lt; "' из ЛКП: " &lt;&lt; endl;</text:p>
      <text:p text:style-name="P61"><text:tab/><text:tab/>while (*(klp++) != *lkp) {</text:p>
      <text:p text:style-name="P61"><text:tab/><text:tab/><text:tab/>if (klp == KLP.end()) {cout &lt;&lt; "Последовательность завершилась прежде чем было найдено '" &lt;&lt; *lkp &lt;&lt; "'" &lt;&lt; endl; exit(1);}</text:p>
      <text:p text:style-name="P61"><text:tab/><text:tab/><text:tab/>bTree.left();<text:tab/><text:tab/><text:tab/><text:tab/><text:tab/><text:tab/>//Проходим в левое поддерево</text:p>
      <text:p text:style-name="P61"><text:tab/><text:tab/><text:tab/>bTree.root<text:span text:style-name="T25">In</text:span>(*klp);</text:p>
      <text:p text:style-name="P61"><text:tab/><text:tab/><text:tab/>cout &lt;&lt; "\t\tНа пути встретили '" &lt;&lt; *klp &lt;&lt; "' и записали как левый корень." <text:s/>&lt;&lt; endl;</text:p>
      <text:p text:style-name="P61"><text:tab/><text:tab/>}</text:p>
      <text:p text:style-name="P61"><text:tab/><text:tab/>if (klp == KLP.end()) break;<text:tab/><text:tab/><text:tab/><text:tab/><text:tab/>//Все</text:p>
      <text:p text:style-name="P61"/>
      <text:p text:style-name="P61"><text:tab/><text:tab/>cout &lt;&lt; endl &lt;&lt; "Шаг " &lt;&lt; step++ &lt;&lt; ":" &lt;&lt; endl;</text:p>
      <text:p text:style-name="P61"><text:tab/><text:tab/>cout &lt;&lt; "\tКЛП: " ; print(KLP, *klp);</text:p>
      <text:p text:style-name="P61"><text:tab/><text:tab/>cout &lt;&lt; "\tЛКП: " ; print(LKP, *lkp);</text:p>
      <text:p text:style-name="P61"/>
      <text:p text:style-name="P61"><text:tab/><text:tab/>cout &lt;&lt; "\tПросмотриваем ЛКП, пока встречаем уже записанные символы." &lt;&lt; endl;</text:p>
      <text:p text:style-name="P61"><text:tab/><text:tab/>while(bTree.isPred(*(++lkp))) {<text:tab/><text:tab/><text:tab/><text:tab/><text:tab/>//Если нашли предка</text:p>
      <text:p text:style-name="P61"><text:tab/><text:tab/><text:tab/>if (klp == KLP.end()) break;</text:p>
      <text:p text:style-name="P61"><text:tab/><text:tab/><text:tab/>do bTree.back(); while (bTree.root() != *lkp);<text:tab/><text:tab/>//Идем до него</text:p>
      <text:p text:style-name="P61"><text:soft-page-break/><text:tab/><text:tab/><text:tab/>cout &lt;&lt; "\t\tНа пути встретили повторяющееся '" &lt;&lt; *lkp &lt;&lt; "', обходим это." &lt;&lt; endl;</text:p>
      <text:p text:style-name="P61"><text:tab/><text:tab/>}</text:p>
      <text:p text:style-name="P61"><text:tab/><text:tab/>if (klp == KLP.end()) break;<text:tab/><text:tab/><text:tab/><text:tab/><text:tab/>//Все</text:p>
      <text:p text:style-name="P61"/>
      <text:p text:style-name="P61"><text:tab/><text:tab/>bTree.right();<text:tab/><text:tab/><text:tab/><text:tab/><text:tab/><text:tab/><text:tab/>//Повернули вправое поддерево и пошли дальше</text:p>
      <text:p text:style-name="P61"/>
      <text:p text:style-name="P61"><text:tab/><text:tab/>cout &lt;&lt; endl &lt;&lt; "Шаг " &lt;&lt; step++ &lt;&lt; ":" &lt;&lt; endl;</text:p>
      <text:p text:style-name="P61"><text:tab/><text:tab/>cout &lt;&lt; "\tКЛП: " ; print(KLP, *klp);</text:p>
      <text:p text:style-name="P61"><text:tab/><text:tab/>cout &lt;&lt; "\tЛКП: " ; print(LKP, *lkp);</text:p>
      <text:p text:style-name="P61"/>
      <text:p text:style-name="P61"><text:tab/><text:tab/>cout &lt;&lt; "\tТо, что встретится дальше в КЛП, является правым корнем." &lt;&lt; endl;</text:p>
      <text:p text:style-name="P61"><text:tab/><text:tab/>if(lkp != KLP.end()) cout &lt;&lt; "\tПравый корень - '" &lt;&lt; *lkp &lt;&lt; "'" &lt;&lt; endl;</text:p>
      <text:p text:style-name="P61"><text:tab/>};</text:p>
      <text:p text:style-name="P61"/>
      <text:p text:style-name="P61"><text:tab/>cout &lt;&lt; endl &lt;&lt; "Полученное бинарное дерево (\x1b[31mлево\x1b[0m, \x1b[34mправо\x1b[0m):" &lt;&lt; endl;</text:p>
      <text:p text:style-name="P61"><text:tab/>bTree.printBTree();<text:tab/><text:tab/><text:tab/><text:tab/><text:tab/><text:tab/><text:tab/>//Печатаем бинарный вариант дерева</text:p>
      <text:p text:style-name="P61"><text:tab/>cout &lt;&lt; "↓ ↓ ↓ ↓ ↓" &lt;&lt; endl;</text:p>
      <text:p text:style-name="P61"><text:tab/>cout &lt;&lt; "Преобразованное дерево(лес):" &lt;&lt; endl;</text:p>
      <text:p text:style-name="P61"><text:tab/>bTree.printTree();<text:tab/><text:tab/><text:tab/><text:tab/><text:tab/><text:tab/><text:tab/>//Печатаем дерево(лес)</text:p>
      <text:p text:style-name="P61"><text:tab/>bTree.printBTreeLPK();<text:tab/><text:tab/><text:tab/><text:tab/><text:tab/><text:tab/><text:tab/>//Печатаем ЛПК</text:p>
      <text:p text:style-name="P61"><text:tab/>return 0;</text:p>
      <text:p text:style-name="P61">}</text:p>
      <text:p text:style-name="P61"/>
      <text:p text:style-name="P61">void print(string s, char c) {<text:tab/><text:tab/><text:tab/><text:tab/><text:tab/><text:tab/><text:tab/>//Печать посл-тей с выделенным символом при обходе</text:p>
      <text:p text:style-name="P61"><text:tab/>for(int i = 0; i &lt; s.length(); i++)</text:p>
      <text:p text:style-name="P61"><text:tab/><text:tab/>if(s[i] == (c)) cout &lt;&lt; "(" &lt;&lt; s[i] &lt;&lt; ")";</text:p>
      <text:p text:style-name="P61"><text:tab/><text:tab/>else</text:p>
      <text:p text:style-name="P61"><text:tab/><text:tab/>cout &lt;&lt; s[i];</text:p>
      <text:p text:style-name="P61"><text:tab/>cout &lt;&lt; endl;</text:p>
      <text:p text:style-name="P61">}</text:p>
      <text:p text:style-name="P61">void checkSymb(string LKP, string KLP){<text:tab/><text:tab/><text:tab/><text:tab/><text:tab/><text:tab/>//Проверка на повторение символов в посл-тях</text:p>
      <text:p text:style-name="P61"><text:tab/>for (int i = 0; i &lt; LKP.length(); i++) {</text:p>
      <text:p text:style-name="P61"><text:tab/><text:tab/>for(int j = i+1; j &lt; LKP.length(); j++)</text:p>
      <text:p text:style-name="P61"><text:tab/><text:tab/><text:tab/>if((i != j) &amp;&amp; (LKP[i] == LKP[j] || KLP[i] == KLP[j]))</text:p>
      <text:p text:style-name="P61"><text:tab/><text:tab/><text:tab/><text:tab/>{cout &lt;&lt; "Найдены повторяющиеся символы" &lt;&lt; endl; exit(1);}</text:p>
      <text:p text:style-name="P61"><text:tab/><text:tab/>if (KLP[i] &lt; 65 || KLP[i] &gt; 122 || LKP[i] &lt; 65 || LKP[i] &gt; 122)</text:p>
      <text:p text:style-name="P61"><text:tab/><text:tab/><text:tab/>{cout &lt;&lt; "Найден недопустимый символ " &lt;&lt; KLP[i] &lt;&lt; " или " &lt;&lt; LKP[i] &lt;&lt; endl; exit(1);}</text:p>
      <text:p text:style-name="P61"><text:soft-page-break/><text:tab/>}</text:p>
      <text:p text:style-name="P6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Microsoft Yi Baiti" svg:font-family="'Microsoft Yi Bait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6pt" fo:font-weight="bold" style:font-size-asian="16pt" style:font-weight-asian="bold"/>
    </style:style>
    <style:style style:name="ListLabel_20_21" style:display-name="ListLabel 21" style:family="text">
      <style:text-properties fo:font-size="16pt" style:font-size-asian="16pt"/>
    </style:style>
    <style:style style:name="ListLabel_20_22" style:display-name="ListLabel 22" style:family="text">
      <style:text-properties fo:font-size="16pt" style:font-size-asian="16pt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normal" style:font-weight-asian="normal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size="16pt" fo:font-weight="bold" style:font-size-asian="16pt" style:font-weight-asian="bold" style:font-size-complex="16pt" style:font-weight-complex="bold"/>
    </style:style>
    <style:style style:name="ListLabel_20_30" style:display-name="ListLabel 3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4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2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editing-cycles>2</meta:editing-cycles>
    <meta:creation-date>2018-11-30T13:40:05.991619765</meta:creation-date>
    <meta:editing-duration>PT11M41S</meta:editing-duration>
    <meta:generator>LibreOffice/6.0.6.2$Linux_X86_64 LibreOffice_project/00m0$Build-2</meta:generator>
    <dc:date>2018-11-30T14:01:59.818009108</dc:date>
    <meta:document-statistic meta:table-count="5" meta:image-count="0" meta:object-count="0" meta:page-count="14" meta:paragraph-count="405" meta:word-count="1934" meta:character-count="14025" meta:non-whitespace-character-count="11291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